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charter" svg:font-family="charter, Georgia, Cambria, 'Times New Roman', Times, serif"/>
    <style:font-face style:name="inherit" svg:font-family="inherit"/>
    <style:font-face style:name="sohne" svg:font-family="sohne, 'Helvetica Neue', Helvetica, Arial, sans-serif"/>
    <style:font-face style:name="Chandas" svg:font-family="Chandas" style:font-pitch="variable"/>
    <style:font-face style:name="Padauk" svg:font-family="Padauk" style:font-pitch="variable"/>
    <style:font-face style:name="Umpush" svg:font-family="Umpush" style:font-pitch="variable"/>
    <style:font-face style:name="aakar" svg:font-family="aakar"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9e9e0"/>
    </style:style>
    <style:style style:name="P2" style:family="paragraph" style:parent-style-name="Heading_20_2">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variant="normal" fo:text-transform="none" fo:color="#292929" style:font-name="DejaVu Serif Condensed" fo:font-size="15pt" fo:letter-spacing="normal" fo:font-style="normal" fo:font-weight="normal" style:font-size-asian="15pt" style:font-weight-asian="normal" style:font-size-complex="15pt" style:font-weight-complex="normal"/>
    </style:style>
    <style:style style:name="P4" style:family="paragraph" style:parent-style-name="Text_20_body">
      <style:text-properties style:font-name="DejaVu Serif Condensed" fo:font-size="15pt" style:font-size-asian="15pt" style:font-size-complex="15pt"/>
    </style:style>
    <style:style style:name="P5" style:family="paragraph" style:parent-style-name="Text_20_body">
      <style:paragraph-properties fo:margin-left="0cm" fo:margin-right="0cm" style:line-height-at-least="0.847cm" fo:orphans="2" fo:widows="2" fo:text-indent="0cm" style:auto-text-indent="false"/>
    </style:style>
    <style:style style:name="P6" style:family="paragraph" style:parent-style-name="Text_20_body">
      <style:paragraph-properties fo:margin-left="0cm" fo:margin-right="0cm" style:line-height-at-least="0.847cm" fo:orphans="2" fo:widows="2" fo:text-indent="0cm" style:auto-text-indent="false"/>
      <style:text-properties style:font-name="DejaVu Serif Condensed" fo:font-size="15pt" fo:font-weight="normal" style:font-size-asian="15pt" style:font-weight-asian="normal" style:font-size-complex="15pt" style:font-weight-complex="normal"/>
    </style:style>
    <style:style style:name="P7" style:family="paragraph" style:parent-style-name="Text_20_body">
      <style:paragraph-properties fo:margin-left="0cm" fo:margin-right="0cm" fo:orphans="2" fo:widows="2" fo:text-indent="0cm" style:auto-text-indent="false"/>
      <style:text-properties style:font-name="DejaVu Serif Condensed" fo:font-size="15pt" style:font-size-asian="15pt" style:font-size-complex="15pt"/>
    </style:style>
    <style:style style:name="P8"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323c3e" style:font-name="DejaVu Serif Condensed" fo:font-size="15pt" fo:letter-spacing="normal" fo:font-style="normal" fo:font-weight="normal" style:font-size-asian="15pt" style:font-size-complex="15pt"/>
    </style:style>
    <style:style style:name="P9" style:family="paragraph" style:parent-style-name="Text_20_body" style:list-style-name="L1">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323c3e" style:font-name="DejaVu Serif Condensed" fo:font-size="15pt" fo:letter-spacing="normal" fo:font-style="normal" fo:font-weight="normal" style:font-size-asian="15pt" style:font-size-complex="15pt"/>
    </style:style>
    <style:style style:name="T1" style:family="text">
      <style:text-properties style:font-name="sohne" fo:font-size="16.5pt" fo:font-weight="normal"/>
    </style:style>
    <style:style style:name="T2" style:family="text">
      <style:text-properties style:font-name="sohne" fo:font-weight="normal"/>
    </style:style>
    <style:style style:name="T3" style:family="text">
      <style:text-properties style:font-name="sohne" fo:font-size="15pt" fo:font-weight="normal" style:font-size-asian="15pt" style:font-size-complex="15pt"/>
    </style:style>
    <style:style style:name="T4" style:family="text">
      <style:text-properties style:font-name="sohne" fo:font-size="15pt" fo:font-weight="normal" style:font-size-asian="15pt" style:font-weight-asian="normal" style:font-size-complex="15pt" style:font-weight-complex="normal"/>
    </style:style>
    <style:style style:name="T5" style:family="text">
      <style:text-properties style:font-name="sohne" fo:font-size="15pt" style:font-size-asian="15pt" style:font-size-complex="15pt"/>
    </style:style>
    <style:style style:name="T6" style:family="text">
      <style:text-properties style:font-name="sohne" fo:font-size="15pt" fo:font-weight="bold" style:font-size-asian="15pt" style:font-weight-asian="bold" style:font-size-complex="15pt" style:font-weight-complex="bold"/>
    </style:style>
    <style:style style:name="T7" style:family="text">
      <style:text-properties fo:font-variant="normal" fo:text-transform="none" fo:color="#292929" style:font-name="sohne" fo:font-size="15pt" fo:letter-spacing="normal" fo:font-style="normal" fo:font-weight="normal" style:font-size-asian="15pt" style:font-weight-asian="normal" style:font-size-complex="15pt" style:font-weight-complex="normal"/>
    </style:style>
    <style:style style:name="T8" style:family="text">
      <style:text-properties fo:font-variant="normal" fo:text-transform="none" fo:color="#292929" style:font-name="charter" fo:font-size="15.75pt" fo:font-style="normal" fo:font-weight="normal"/>
    </style:style>
    <style:style style:name="T9" style:family="text">
      <style:text-properties fo:font-variant="normal" fo:text-transform="none" fo:color="#292929" style:font-name="charter" fo:font-size="15.75pt" fo:font-style="normal" fo:font-weight="normal" officeooo:rsid="0009e9e0"/>
    </style:style>
    <style:style style:name="T10" style:family="text">
      <style:text-properties fo:font-variant="normal" fo:text-transform="none" fo:color="#292929" style:font-name="charter" fo:font-size="15.75pt" fo:font-style="normal" fo:font-weight="bold"/>
    </style:style>
    <style:style style:name="T11" style:family="text">
      <style:text-properties fo:font-variant="normal" fo:text-transform="none" fo:color="#292929" style:font-name="charter" fo:font-style="normal" fo:font-weight="normal"/>
    </style:style>
    <style:style style:name="T12" style:family="text">
      <style:text-properties fo:font-variant="normal" fo:text-transform="none" fo:color="#292929" style:font-name="charter" fo:font-style="normal" fo:font-weight="normal" officeooo:rsid="0009e9e0"/>
    </style:style>
    <style:style style:name="T13" style:family="text">
      <style:text-properties fo:font-variant="normal" fo:text-transform="none" fo:color="#292929" style:font-name="charter" fo:font-style="normal" fo:font-weight="bold"/>
    </style:style>
    <style:style style:name="T14" style:family="text">
      <style:text-properties fo:font-variant="normal" fo:text-transform="none" fo:color="#292929" style:font-name="charter" fo:font-style="normal" officeooo:rsid="0009e9e0"/>
    </style:style>
    <style:style style:name="T15" style:family="text">
      <style:text-properties fo:font-variant="normal" fo:text-transform="none" fo:color="#292929" style:font-name="charter" fo:font-size="15pt" fo:font-style="normal" fo:font-weight="normal" style:font-size-asian="15pt" style:font-size-complex="15pt"/>
    </style:style>
    <style:style style:name="T16" style:family="text">
      <style:text-properties fo:font-variant="normal" fo:text-transform="none" fo:color="#292929" style:font-name="charter" fo:font-size="15pt" fo:font-style="normal" fo:font-weight="normal" officeooo:rsid="0009e9e0" style:font-size-asian="15pt" style:font-size-complex="15pt"/>
    </style:style>
    <style:style style:name="T17" style:family="text">
      <style:text-properties fo:font-variant="normal" fo:text-transform="none" fo:color="#292929" style:font-name="charter" fo:font-size="15pt" fo:font-style="normal" fo:font-weight="normal" style:font-size-asian="15pt" style:font-weight-asian="normal" style:font-size-complex="15pt" style:font-weight-complex="normal"/>
    </style:style>
    <style:style style:name="T18" style:family="text">
      <style:text-properties fo:font-variant="normal" fo:text-transform="none" fo:color="#292929" style:font-name="charter" fo:font-size="15pt" fo:font-style="normal" fo:font-weight="normal" officeooo:rsid="0009e9e0" style:font-size-asian="15pt" style:font-weight-asian="normal" style:font-size-complex="15pt" style:font-weight-complex="normal"/>
    </style:style>
    <style:style style:name="T19" style:family="text">
      <style:text-properties fo:font-variant="normal" fo:text-transform="none" fo:color="#292929" style:font-name="charter" fo:font-size="15pt" fo:font-style="normal" fo:font-weight="bold" style:font-size-asian="15pt" style:font-size-complex="15pt"/>
    </style:style>
    <style:style style:name="T20" style:family="text">
      <style:text-properties fo:font-variant="normal" fo:text-transform="none" fo:color="#292929" style:font-name="charter" fo:font-size="15pt" fo:font-style="normal" fo:font-weight="bold" style:font-size-asian="15pt" style:font-weight-asian="bold" style:font-size-complex="15pt" style:font-weight-complex="bold"/>
    </style:style>
    <style:style style:name="T21" style:family="text">
      <style:text-properties fo:font-variant="normal" fo:text-transform="none" fo:color="#292929" style:font-name="charter" fo:font-size="15pt" fo:font-style="normal" fo:font-weight="bold" officeooo:rsid="0009e9e0" style:font-size-asian="15pt" style:font-weight-asian="bold" style:font-size-complex="15pt" style:font-weight-complex="bold"/>
    </style:style>
    <style:style style:name="T22" style:family="text">
      <style:text-properties fo:font-variant="normal" fo:text-transform="none" fo:color="#292929" style:font-name="charter" fo:font-size="15pt" fo:font-style="normal" style:font-size-asian="15pt" style:font-size-complex="15pt"/>
    </style:style>
    <style:style style:name="T23" style:family="text">
      <style:text-properties fo:font-variant="normal" fo:text-transform="none" fo:color="#292929" style:font-name="charter" fo:font-size="15pt" fo:font-style="normal" officeooo:rsid="0009e9e0" style:font-size-asian="15pt" style:font-size-complex="15pt"/>
    </style:style>
    <style:style style:name="T24" style:family="text">
      <style:text-properties fo:font-variant="normal" fo:text-transform="none" fo:color="#292929" fo:font-size="15pt" fo:letter-spacing="normal" fo:font-style="normal" fo:font-weight="normal" style:font-size-asian="15pt" style:font-weight-asian="normal" style:font-size-complex="15pt" style:font-weight-complex="normal"/>
    </style:style>
    <style:style style:name="T25" style:family="text">
      <style:text-properties fo:font-variant="normal" fo:text-transform="none" fo:color="#292929" fo:font-size="15pt" fo:letter-spacing="normal" fo:font-style="normal" fo:font-weight="normal" officeooo:rsid="0009e9e0" style:font-size-asian="15pt" style:font-weight-asian="normal" style:font-size-complex="15pt" style:font-weight-complex="normal"/>
    </style:style>
    <style:style style:name="T26" style:family="text">
      <style:text-properties fo:font-variant="normal" fo:text-transform="none" fo:color="#292929" fo:font-size="15pt" fo:font-style="normal" fo:font-weight="normal" style:font-size-asian="15pt" style:font-weight-asian="normal" style:font-size-complex="15pt" style:font-weight-complex="normal"/>
    </style:style>
    <style:style style:name="T27" style:family="text">
      <style:text-properties fo:font-variant="normal" fo:text-transform="none" fo:color="#292929" fo:font-size="15pt" fo:font-style="normal" fo:font-weight="normal" officeooo:rsid="0009e9e0" style:font-size-asian="15pt" style:font-weight-asian="normal" style:font-size-complex="15pt" style:font-weight-complex="normal"/>
    </style:style>
    <style:style style:name="T28" style:family="text">
      <style:text-properties fo:font-variant="normal" fo:text-transform="none" fo:color="#292929" fo:font-style="normal" officeooo:rsid="0009e9e0"/>
    </style:style>
    <style:style style:name="T29" style:family="text">
      <style:text-properties fo:font-variant="normal" fo:text-transform="none" fo:color="#292929" style:font-name="Padauk" fo:font-size="15pt" fo:letter-spacing="normal" fo:font-style="normal" fo:font-weight="normal" style:font-size-asian="15pt" style:font-weight-asian="normal" style:font-size-complex="15pt" style:font-weight-complex="normal"/>
    </style:style>
    <style:style style:name="T30" style:family="text">
      <style:text-properties fo:font-variant="normal" fo:text-transform="none" fo:color="#292929" style:font-name="Padauk" fo:font-size="15pt" fo:font-style="normal" fo:font-weight="normal" style:font-size-asian="15pt" style:font-weight-asian="normal" style:font-size-complex="15pt" style:font-weight-complex="normal"/>
    </style:style>
    <style:style style:name="T31" style:family="text">
      <style:text-properties fo:font-variant="normal" fo:text-transform="none" fo:color="#292929" style:font-name="Padauk" fo:font-size="15pt" fo:font-style="normal" fo:font-weight="normal" officeooo:rsid="0009e9e0" style:font-size-asian="15pt" style:font-weight-asian="normal" style:font-size-complex="15pt" style:font-weight-complex="normal"/>
    </style:style>
    <style:style style:name="T32" style:family="text">
      <style:text-properties fo:font-variant="normal" fo:text-transform="none" fo:color="#292929" style:font-name="aakar" fo:font-size="15pt" fo:letter-spacing="normal" fo:font-style="normal" fo:font-weight="normal" style:font-size-asian="15pt" style:font-weight-asian="normal" style:font-size-complex="15pt" style:font-weight-complex="normal"/>
    </style:style>
    <style:style style:name="T33" style:family="text">
      <style:text-properties fo:font-variant="normal" fo:text-transform="none" fo:color="#292929" style:font-name="aakar" fo:font-size="15pt" fo:font-style="normal" fo:font-weight="normal" style:font-size-asian="15pt" style:font-weight-asian="normal" style:font-size-complex="15pt" style:font-weight-complex="normal"/>
    </style:style>
    <style:style style:name="T34" style:family="text">
      <style:text-properties fo:font-variant="normal" fo:text-transform="none" fo:color="#292929" style:font-name="aakar" fo:font-size="15pt" fo:font-style="normal" fo:font-weight="normal" officeooo:rsid="0009e9e0" style:font-size-asian="15pt" style:font-weight-asian="normal" style:font-size-complex="15pt" style:font-weight-complex="normal"/>
    </style:style>
    <style:style style:name="T35" style:family="text">
      <style:text-properties fo:font-variant="normal" fo:text-transform="none" fo:color="#292929" style:font-name="Noto Sans Mono CJK TC" fo:font-size="15pt" fo:letter-spacing="normal" fo:font-style="normal" fo:font-weight="normal" style:font-size-asian="15pt" style:font-weight-asian="normal" style:font-size-complex="15pt" style:font-weight-complex="normal"/>
    </style:style>
    <style:style style:name="T36" style:family="text">
      <style:text-properties fo:font-variant="normal" fo:text-transform="none" fo:color="#292929" style:font-name="Noto Sans Mono CJK TC" fo:font-size="15pt" fo:font-style="normal" fo:font-weight="normal" style:font-size-asian="15pt" style:font-weight-asian="normal" style:font-size-complex="15pt" style:font-weight-complex="normal"/>
    </style:style>
    <style:style style:name="T37" style:family="text">
      <style:text-properties fo:font-variant="normal" fo:text-transform="none" fo:color="#292929" style:font-name="Noto Sans Mono CJK TC" fo:font-size="15pt" fo:font-style="normal" fo:font-weight="normal" officeooo:rsid="0009e9e0" style:font-size-asian="15pt" style:font-weight-asian="normal" style:font-size-complex="15pt" style:font-weight-complex="normal"/>
    </style:style>
    <style:style style:name="T38" style:family="text">
      <style:text-properties fo:font-variant="normal" fo:text-transform="none" fo:color="#292929" style:font-name="Umpush" fo:font-size="15pt" fo:letter-spacing="normal" fo:font-style="normal" fo:font-weight="normal" style:font-size-asian="15pt" style:font-weight-asian="normal" style:font-size-complex="15pt" style:font-weight-complex="normal"/>
    </style:style>
    <style:style style:name="T39" style:family="text">
      <style:text-properties fo:font-variant="normal" fo:text-transform="none" fo:color="#292929" style:font-name="Umpush" fo:font-size="15pt" fo:font-style="normal" fo:font-weight="normal" style:font-size-asian="15pt" style:font-weight-asian="normal" style:font-size-complex="15pt" style:font-weight-complex="normal"/>
    </style:style>
    <style:style style:name="T40" style:family="text">
      <style:text-properties fo:font-variant="normal" fo:text-transform="none" fo:color="#292929" style:font-name="Umpush" fo:font-size="15pt" fo:font-style="normal" fo:font-weight="normal" officeooo:rsid="0009e9e0" style:font-size-asian="15pt" style:font-weight-asian="normal" style:font-size-complex="15pt" style:font-weight-complex="normal"/>
    </style:style>
    <style:style style:name="T41" style:family="text">
      <style:text-properties fo:font-variant="normal" fo:text-transform="none" fo:color="#292929" style:font-name="Chandas" fo:font-size="15pt" fo:letter-spacing="normal" fo:font-style="normal" fo:font-weight="normal" style:font-size-asian="15pt" style:font-weight-asian="normal" style:font-size-complex="15pt" style:font-weight-complex="normal"/>
    </style:style>
    <style:style style:name="T42" style:family="text">
      <style:text-properties fo:font-variant="normal" fo:text-transform="none" fo:color="#292929" style:font-name="Chandas" fo:font-size="15pt" fo:font-style="normal" fo:font-weight="normal" style:font-size-asian="15pt" style:font-weight-asian="normal" style:font-size-complex="15pt" style:font-weight-complex="normal"/>
    </style:style>
    <style:style style:name="T43" style:family="text">
      <style:text-properties fo:font-variant="normal" fo:text-transform="none" fo:color="#292929" style:font-name="Chandas" fo:font-size="15pt" fo:font-style="normal" fo:font-weight="normal" officeooo:rsid="0009e9e0" style:font-size-asian="15pt" style:font-weight-asian="normal" style:font-size-complex="15pt" style:font-weight-complex="normal"/>
    </style:style>
    <style:style style:name="T44" style:family="text">
      <style:text-properties fo:font-variant="normal" fo:text-transform="none" fo:color="#292929" style:font-name="DejaVu Serif Condensed" fo:font-size="15pt" fo:letter-spacing="normal" fo:font-style="normal" fo:font-weight="normal" style:font-size-asian="15pt" style:font-weight-asian="normal" style:font-size-complex="15pt" style:font-weight-complex="normal"/>
    </style:style>
    <style:style style:name="T45" style:family="text">
      <style:text-properties fo:font-variant="normal" fo:text-transform="none" fo:color="#292929" style:font-name="DejaVu Serif Condensed" fo:font-size="15pt" fo:letter-spacing="normal" fo:font-style="normal" fo:font-weight="normal" officeooo:rsid="0009e9e0" style:font-size-asian="15pt" style:font-weight-asian="normal" style:font-size-complex="15pt" style:font-weight-complex="normal"/>
    </style:style>
    <style:style style:name="T46" style:family="text">
      <style:text-properties fo:font-variant="normal" fo:text-transform="none" fo:color="#292929" style:font-name="DejaVu Serif Condensed" fo:font-size="15pt" fo:font-style="normal" fo:font-weight="normal" style:font-size-asian="15pt" style:font-weight-asian="normal" style:font-size-complex="15pt" style:font-weight-complex="normal"/>
    </style:style>
    <style:style style:name="T47" style:family="text">
      <style:text-properties fo:font-variant="normal" fo:text-transform="none" fo:color="#292929" style:font-name="DejaVu Serif Condensed" fo:font-size="15pt" fo:font-style="normal" fo:font-weight="normal" officeooo:rsid="0009e9e0" style:font-size-asian="15pt" style:font-weight-asian="normal" style:font-size-complex="15pt" style:font-weight-complex="normal"/>
    </style:style>
    <style:style style:name="T48" style:family="text">
      <style:text-properties fo:font-variant="normal" fo:text-transform="none" fo:color="#292929" style:font-name="DejaVu Serif Condensed" fo:font-size="15pt" fo:font-style="normal" fo:font-weight="normal" officeooo:rsid="000dd880" style:font-size-asian="15pt" style:font-weight-asian="normal" style:font-size-complex="15pt" style:font-weight-complex="normal"/>
    </style:style>
    <style:style style:name="T49" style:family="text">
      <style:text-properties fo:font-variant="normal" fo:text-transform="none" fo:color="#292929" style:font-name="DejaVu Serif Condensed" fo:letter-spacing="normal" fo:font-style="normal" fo:font-weight="normal" style:font-weight-asian="normal" style:font-weight-complex="normal"/>
    </style:style>
    <style:style style:name="T50" style:family="text">
      <style:text-properties fo:font-variant="normal" fo:text-transform="none" fo:color="#292929" style:font-name="DejaVu Serif Condensed" fo:letter-spacing="normal" fo:font-style="normal" fo:font-weight="normal" officeooo:rsid="0009e9e0" style:font-weight-asian="normal" style:font-weight-complex="normal"/>
    </style:style>
    <style:style style:name="T51" style:family="text">
      <style:text-properties fo:font-variant="normal" fo:text-transform="none" fo:color="#292929" style:font-name="DejaVu Serif Condensed" fo:font-style="normal" fo:font-weight="normal" style:font-weight-asian="normal" style:font-weight-complex="normal"/>
    </style:style>
    <style:style style:name="T52" style:family="text">
      <style:text-properties fo:font-variant="normal" fo:text-transform="none" fo:color="#292929" style:font-name="DejaVu Serif Condensed" fo:font-style="normal" fo:font-weight="normal" officeooo:rsid="0009e9e0" style:font-weight-asian="normal" style:font-weight-complex="normal"/>
    </style:style>
    <style:style style:name="T53" style:family="text">
      <style:text-properties fo:font-variant="normal" fo:text-transform="none" fo:color="#292929" fo:letter-spacing="normal" fo:font-style="normal" fo:font-weight="normal" officeooo:rsid="0009e9e0" style:font-weight-asian="normal" style:font-weight-complex="normal"/>
    </style:style>
    <style:style style:name="T54" style:family="text">
      <style:text-properties fo:font-variant="normal" fo:text-transform="none" fo:color="#292929" fo:letter-spacing="normal" fo:font-style="normal" officeooo:rsid="0009e9e0"/>
    </style:style>
    <style:style style:name="T55" style:family="text">
      <style:text-properties officeooo:rsid="0009e9e0"/>
    </style:style>
    <style:style style:name="T56" style:family="text">
      <style:text-properties fo:font-size="15pt" style:font-size-asian="15pt" style:font-size-complex="15pt"/>
    </style:style>
    <style:style style:name="T57" style:family="text">
      <style:text-properties style:font-name="DejaVu Serif Condensed"/>
    </style:style>
    <style:style style:name="T58" style:family="text">
      <style:text-properties style:font-name="DejaVu Serif Condensed" fo:font-size="15pt" style:font-size-asian="15pt" style:font-size-complex="15pt"/>
    </style:style>
    <style:style style:name="T59" style:family="text">
      <style:text-properties fo:text-transform="uppercase" fo:color="#0693e3" style:font-name="inherit" fo:font-size="18pt" fo:letter-spacing="normal" fo:font-style="normal" fo:font-weight="bold" officeooo:rsid="0009e9e0" style:font-size-asian="15pt" style:font-size-complex="15pt" loext:padding="0cm" loext:border="none"/>
    </style:style>
    <style:style style:name="T60" style:family="text">
      <style:text-properties fo:text-transform="uppercase" fo:color="#0693e3" fo:font-size="18pt" fo:letter-spacing="normal" fo:font-style="normal" fo:font-weight="bold" officeooo:rsid="0009e9e0" style:font-size-asian="15pt" style:font-size-complex="15pt" loext:padding="0cm" loext:border="none"/>
    </style:style>
    <style:style style:name="T61" style:family="text">
      <style:text-properties fo:text-transform="uppercase" fo:color="#0693e3" style:font-name="DejaVu Serif Condensed" fo:font-size="18pt" fo:letter-spacing="normal" fo:font-style="normal" fo:font-weight="bold" officeooo:rsid="0009e9e0" style:font-size-asian="15pt" style:font-size-complex="15pt" loext:padding="0cm" loext:border="none"/>
    </style:style>
    <style:style style:name="T62" style:family="text">
      <style:text-properties fo:text-transform="uppercase" fo:color="#0693e3" style:font-name="DejaVu Serif Condensed" fo:letter-spacing="normal" fo:font-style="normal" fo:font-weight="bold" officeooo:rsid="0009e9e0" loext:padding="0cm" loext:border="none"/>
    </style:style>
    <style:style style:name="T63" style:family="text">
      <style:text-properties fo:text-transform="uppercase" fo:color="#0693e3" style:font-name="DejaVu Serif Condensed" fo:font-size="15pt" fo:letter-spacing="normal" fo:font-style="normal" fo:font-weight="bold" officeooo:rsid="0009e9e0" style:font-size-asian="15pt" style:font-size-complex="15pt" loext:padding="0cm" loext:border="none"/>
    </style:style>
    <style:style style:name="T64" style:family="text">
      <style:text-properties fo:text-transform="uppercase" fo:color="#0693e3" style:font-name="DejaVu Serif Condensed" fo:font-size="15pt" fo:letter-spacing="normal" fo:font-style="normal" fo:font-weight="bold" officeooo:rsid="0009e9e0" style:font-size-asian="15pt" style:font-weight-asian="bold" style:font-size-complex="15pt" style:font-weight-complex="bold" loext:padding="0cm" loext:border="none"/>
    </style:style>
    <style:style style:name="T65" style:family="text">
      <style:text-properties fo:text-transform="uppercase" fo:color="#0693e3" style:font-name="DejaVu Serif Condensed" fo:font-size="15pt" fo:letter-spacing="normal" fo:font-style="normal" officeooo:rsid="0009e9e0" style:font-size-asian="15pt" style:font-size-complex="15pt" loext:padding="0cm" loext:border="none"/>
    </style:style>
    <style:style style:name="T66" style:family="text">
      <style:text-properties fo:text-transform="uppercase" fo:color="#0693e3" style:font-name="DejaVu Serif Condensed" fo:font-size="15pt" fo:letter-spacing="normal" fo:font-style="normal" fo:font-weight="normal" officeooo:rsid="0009e9e0" style:font-size-asian="15pt" style:font-weight-asian="normal" style:font-size-complex="15pt" style:font-weight-complex="normal" loext:padding="0cm" loext:border="none"/>
    </style:style>
    <style:style style:name="T67" style:family="text">
      <style:text-properties officeooo:rsid="000dd88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 live in the most interesting times of human history. The digital age has ushered in the “data era”, an era in which data has become a commodity that is more valuable than oil and gold. The amount of data produced globally on a daily basis is unprecedented and is expected to only keep on increasing as more of the world’s population gets more access to the internet. Think about the amount of data stored on platforms such as Google (your google searches), Facebook, Twitter, YouTube, Instagram, LinkedIn, Amazon, Netflix, etc. How about government data, health care data, customer data, and academic records held in the databases of thousands of universities across the world. Telecommunication data such as text messages, voice calls, etc. These are the most exciting times to learn about data science.</text:p>
      <text:p text:style-name="P3"/>
      <text:h text:style-name="P2" text:outline-level="2"><text:bookmark text:name="2969"/><text:span text:style-name="Strong_20_Emphasis"><text:span text:style-name="T44">We live in a digital world, everything is data-driven.</text:span></text:span><text:bookmark text:name="a1af"/><text:span text:style-name="Strong_20_Emphasis"><text:span text:style-name="T44"> </text:span></text:span><text:span text:style-name="T46">There is data science in </text:span><text:span text:style-name="Strong_20_Emphasis"><text:span text:style-name="T46">business</text:span></text:span><text:span text:style-name="T46">, </text:span><text:span text:style-name="Strong_20_Emphasis"><text:span text:style-name="T46">accounting</text:span></text:span><text:span text:style-name="T46">,</text:span><text:span text:style-name="Strong_20_Emphasis"><text:span text:style-name="T46">education</text:span></text:span><text:span text:style-name="T46">,</text:span><text:span text:style-name="Strong_20_Emphasis"><text:span text:style-name="T46">science</text:span></text:span><text:span text:style-name="T46">,</text:span><text:span text:style-name="Strong_20_Emphasis"><text:span text:style-name="T46">engineering</text:span></text:span><text:span text:style-name="T46">,</text:span><text:span text:style-name="Strong_20_Emphasis"><text:span text:style-name="T46">healthcare</text:span></text:span><text:span text:style-name="T46">,</text:span><text:span text:style-name="Strong_20_Emphasis"><text:span text:style-name="T46">technology</text:span></text:span><text:span text:style-name="T46">,</text:span><text:span text:style-name="Strong_20_Emphasis"><text:span text:style-name="T46">government</text:span></text:span><text:span text:style-name="T46">, and so on. So having the ability to work with data is an essential skill. Combining your data science knowledge with whatever skill sets that you already have will add more value to your </text:span><text:span text:style-name="T47">Career. </text:span><text:span text:style-name="T45">Data Science, Machine Learning, and Analytics are considered to be among the hottest career paths. The demand for skilled data science practitioners in industry, academia, and government is rapidly growing.</text:span></text:h>
      <text:p text:style-name="P7"><text:span text:style-name="T53"/></text:p>
      <text:h text:style-name="P1" text:outline-level="2"><text:bookmark text:name="Benefits-Of-Data-Science"/><text:span text:style-name="Strong_20_Emphasis"><text:span text:style-name="T58">BENEFITS OF DATA SCIENCE</text:span></text:span><text:span text:style-name="T58"><text:line-break/></text:span><text:span text:style-name="T45">In the healthcare industry, physicians use Data Science to analyze data from wearable trackers to ensure their patients’ well-being and make vital decisions. Data Science also enables hospital managers to reduce waiting time and enhance care.</text:span></text:h>
      <text:p text:style-name="P8"/>
      <text:list xml:id="list1871773371" text:style-name="L1">
        <text:list-header>
          <text:p text:style-name="P9">Data Science is widely used in the banking and finance sectors for fraud detection and personalized financial advice.</text:p>
          <text:p text:style-name="P9">Transportation providers use Data Science to enhance the transportation journeys of their customers. For instance, Transport for London maps customer journeys offering personalized transportation details, and manages unexpected circumstances using statistical data.</text:p>
        </text:list-header>
      </text:list>
      <text:p text:style-name="P4"><text:span text:style-name="T53"/></text:p>
      <text:p text:style-name="P6"><text:soft-page-break/><text:span text:style-name="T28">Today we are gonna learn about how real world problems are handled using data science. </text:span></text:p>
      <text:p text:style-name="P5"><text:span text:style-name="T47">In other words we can say how the life cycle of data science is created. Understand the life cycle of the data from the start to very end. Go step by step so that you have a better idea about the data SCIENCE life cycle of how is the real world data science and machine learning project is managed. Show the first stage of data science life cycle is understanding the business requirements it is extremely important. In this stage you will define the problem and also understand who is the customer for whom you are building this data science project understanding this information or understanding this problem is super super important. Understanding this can take up to many many weeks or month as you don't want to solve any <text:s/>illogical problem. Once you understand the business requirement the next very important stages acquiring the data this stage is also known as data acquisition. One of the process to acquire the data is known as a ETL ETl stands for extract transform and load. It is a process in which you extract the data transform the data and load the data. But it is very important this is mostly by data engineer or data scientist. One of the important tool in ETL is SQL. SQL is a Framework on a tool used to extract data or like manipulate data or walk with the data data could be in any form it can be lock files it can beat database is it can be in Spark of Hadoop so using SQL we can fetch data and understand insights of the data. Data acquisition stage usually takes up to many weeks or months because acquisition the tide is does not just means about loading the data storing the data it also means acquiring the data through different resources. The third stage is also known as data preparation. So now you have the business requirements and also the data so the next time is preparing the data and understand it. The data that we acquired may not be in a </text:span><text:soft-page-break/><text:span text:style-name="T47">complete form it may not be clean many of the fields for example imagine you are feeling of a Google form and there are not mandatory fields so we don't usually feel <text:s/>those fields, <text:s/>so those are the missing data, In <text:s/>preparation stage we fill up the data and make it ready for the analysis. This preparation stage is where the data scientist mostly worked because this is the most important part of the whole life cycle preparing the data and understanding the data and analysing it. so the next stage of our life cycle is exploratory data analysis as the name stands for exploratory means explore in this stage we use visualisation and graphical representation of the data for example using different kinds of plots to understand the data visually and get and also use statistics to get the relation between the data understanding the statistics of the data is also the important factor as it makes is aware about the important of fields in the data and the fields that are not important for example you are height is not important factor for whether you are going to get admitted in in good college so removing the unwanted parts can be known through statistics. SO in a nutshell what we are doing is slicing and dicing the data meaning we are exploring the data understanding the data and getting the insights of the data for next stage. Now the next stage is modelling the data modelling the data means you will apply a particular model for example linear regression and Logistic regression support vector machine we have to implement models according to the problem that we are solving for example if you want if you are solving whether a person will get the admission in particular college this comes under classification task so we may use Logistic regression. But if our task is to compute the marks a student will score in his Upcoming exam it will be a regression task so we will use linear regression. To predict if the person will watch a particular new release movie this problem will come under recommendation or </text:span><text:soft-page-break/><text:span text:style-name="T47">clustering. So now let's talk about machine learning <text:s/>what is machine learning. so let's break this definition of machine learning and understand it as it is a important factor in this current world, machine learning is thinking perception and action, in a nutshell this means knowing itself when two type Different techniques and acting on the information gathered. <text:s/>machine learning is also about representation that support the model targeted at thinking perception and action, let understand this part by assume your friends are planning for a beautiful trip to some place and you are short for money so now you're going to have to option either ask money from father in exchange you have to study five hours prior or else there will be no money or else ask your sister in exchange you have to complete her homework, solve this by thinking which is the worst and <text:s/>which is the best out off this 2 situation and on the perception of your thinking take the action. This two conditions are your constraint so the algorithm that satisfies this constraint and also loop through the perception action and thinking basically this phase is called as machine learning. So you basically find the best solution by doing Research and develop. To intuitively this </text:span><text:span text:style-name="T48">modelling</text:span><text:span text:style-name="T47"> stage is about using the clean data from the previous page and applying a model for predictions this stage is also combined with evaluation which gives us the metrics for our models what accuracy its code for the comparison with different models. So the next stage is communicating the result, you need to communicate the result easily in a simple manner to all <text:s/>your stakeholders, stakeholders could be anyone such as your business customers your manager you are client for whom your building the product. Show the first and knew who you were born to communicate these results may not to the data science and machine learning they don't know what Logistic regression or linear SVM stands for so when you explain them I have used xyz </text:span><text:soft-page-break/><text:span text:style-name="T47">models they won't get it because they don't have that kind of understanding of machine learning for data Science as they are not related to that field, <text:s/>so that's why you have to explain them in a clean simple and clear manner of whatever we have build is how beneficial is it for them, usually it is 1 pages or at most 6 pages of of document explaining the business solution using data science. So once you got the approval from the managers from the client that yes it' good, now you go and deploy this model. So once this model is deployed the next stage is real world testing, have you do that the Play Store and check out the beta games available those who sign up for beta it is basically for testing the customer experience. After business think you have to show their true business impact back to the customer your managers you are Client or the product that you are building and convince them that whatever the portable the product that you have build is gonna be worth launching and it will be impact full, we need them to be thoroughly convinced this stage is extremely important stage and then <text:s/>Launch It globally. After the application the next stage is operations in this stage we handle failures and get bug reports and issues. Final stage is Optimisation, optimisation stage is more about after getting the error for the issues of the bugs from the previous page acting upon it and it is not just about failures it is also about retraining the model for example recommendation movie recommendation in 2021 the movie recommendation will be a lot different than the movie recommendation that was that will be in 2025 so retraining the model with that data that we are getting this phase comes under Optimisa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charter" svg:font-family="charter, Georgia, Cambria, 'Times New Roman', Times, serif"/>
    <style:font-face style:name="inherit" svg:font-family="inherit"/>
    <style:font-face style:name="sohne" svg:font-family="sohne, 'Helvetica Neue', Helvetica, Arial, sans-serif"/>
    <style:font-face style:name="Chandas" svg:font-family="Chandas" style:font-pitch="variable"/>
    <style:font-face style:name="Padauk" svg:font-family="Padauk" style:font-pitch="variable"/>
    <style:font-face style:name="Umpush" svg:font-family="Umpush" style:font-pitch="variable"/>
    <style:font-face style:name="aakar" svg:font-family="aakar"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23:19:40.894778165</meta:creation-date>
    <dc:date>2021-12-18T02:42:13.738231537</dc:date>
    <meta:editing-duration>PT21M6S</meta:editing-duration>
    <meta:editing-cycles>1</meta:editing-cycles>
    <meta:document-statistic meta:table-count="0" meta:image-count="0" meta:object-count="0" meta:page-count="5" meta:paragraph-count="7" meta:word-count="1676" meta:character-count="9747" meta:non-whitespace-character-count="8068"/>
    <meta:generator>LibreOffice/6.4.7.2$Linux_X86_64 LibreOffice_project/40$Build-2</meta:generator>
  </office:meta>
</office:document-meta>
</file>